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text-properties style:font-name="Times New Roman1" fo:font-size="12pt" fo:language="en" fo:country="US"/>
    </style:style>
    <style:style style:name="P2" style:family="paragraph" style:parent-style-name="Text_20_body">
      <style:paragraph-properties fo:line-height="150%"/>
    </style:style>
    <style:style style:name="P3" style:family="paragraph" style:parent-style-name="Text_20_body">
      <style:paragraph-properties fo:line-height="150%" fo:text-align="center" style:justify-single-word="false"/>
    </style:style>
    <style:style style:name="P4" style:family="paragraph" style:parent-style-name="Text_20_body">
      <style:paragraph-properties fo:line-height="150%" fo:text-align="justify" style:justify-single-word="false"/>
    </style:style>
    <style:style style:name="P5" style:family="paragraph" style:parent-style-name="Text_20_body">
      <style:paragraph-properties fo:margin-left="0cm" fo:margin-right="0cm" fo:line-height="150%" fo:text-align="justify" style:justify-single-word="false" fo:text-indent="1.27cm" style:auto-text-indent="false"/>
      <style:text-properties style:font-name="Times New Roman1" fo:font-size="12pt" fo:language="en" fo:country="US"/>
    </style:style>
    <style:style style:name="T1" style:family="text">
      <style:text-properties style:font-name="Times New Roman1" fo:font-size="12pt" fo:language="en" fo:country="US"/>
    </style:style>
    <style:style style:name="T2" style:family="text">
      <style:text-properties style:font-name="Times New Roman1" fo:font-size="12pt" fo:language="en" fo:country="U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s T. Ramirez                                                                                    October 15, 2018</text:p>
      <text:p text:style-name="P1">Progress Report 4</text:p>
      <text:p text:style-name="P2"><text:span text:style-name="T1">Groupmates: Rein Bugnot and Francis Laboguin</text:span></text:p>
      <text:p text:style-name="P3">“<text:span text:style-name="T1">Handwriting Recognition Canvas using Neural Networks”</text:span></text:p>
      <text:p text:style-name="P1">Last week, the group was able to continue working on the project. For the neural network aspect, the problem encountered with loading the pictures has been solved. For the drawing aspect, the wxWidgets application will be used instead and this will be merged with the GUI aspect of the project.</text:p>
      <text:p text:style-name="P4">            <text:span text:style-name="T1">For this week, I was able to better visualize how the drawing aspect will be merged with the GUI. That is, buttons will be used in order for the user to select between using a pencil, pen, or brush. For the drawing aspect itself, one function I was able to read about was the </text:span><text:span text:style-name="T2">setpixel </text:span><text:span text:style-name="T1">function which sets the RGB values of a pixel. This could be used in tandem with the </text:span><text:span text:style-name="T2">mouseevent </text:span><text:span text:style-name="T1">functions I read about in the past few weeks. This week I will read more on how to implement functions on wxWidgets.</text:span></text:p>
      <text:p text:style-name="P4">            <text:span text:style-name="T1">Our group as a whole needs to continue working on the respective aspects of the project. Moreover, we have to start collaborating when one individual needs help with his aspect of the project</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P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PH"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is Laboguin</meta:initial-creator>
    <meta:creation-date>2018-11-05T11:01:27.57</meta:creation-date>
    <dc:date>2018-11-05T11:03:31.62</dc:date>
    <dc:creator>Francis Laboguin</dc:creator>
    <meta:editing-duration>PT27S</meta:editing-duration>
    <meta:editing-cycles>1</meta:editing-cycles>
    <meta:generator>OpenOffice/4.1.5$Win32 OpenOffice.org_project/415m1$Build-9789</meta:generator>
    <meta:document-statistic meta:table-count="0" meta:image-count="0" meta:object-count="0" meta:page-count="1" meta:paragraph-count="7" meta:word-count="200" meta:character-count="1240"/>
  </office:meta>
</office:document-meta>
</file>